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402in"/>
    </style:style>
    <style:style style:name="co4" style:family="table-column">
      <style:table-column-properties fo:break-before="auto" style:column-width="0.4598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1.4693in"/>
    </style:style>
    <style:style style:name="co7" style:family="table-column">
      <style:table-column-properties fo:break-before="auto" style:column-width="1.0319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1.0992in"/>
    </style:style>
    <style:style style:name="co12" style:family="table-column">
      <style:table-column-properties fo:break-before="auto" style:column-width="1.0429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0" number:language="en" number:country="US">
      <number:number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5000">
      <style:text-properties fo:font-size="9pt" fo:font-weight="bold"/>
    </style:style>
    <style:style style:name="ce3" style:family="table-cell" style:parent-style-name="Default" style:data-style-name="N5000">
      <style:text-properties fo:font-size="9pt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5" style:family="table-cell" style:parent-style-name="Default" style:data-style-name="N5000">
      <style:text-properties style:font-name="Bitstream Vera Sans" fo:font-size="9pt" fo:font-weight="bold" style:font-name-asian="Bitstream Vera Sans1" style:font-name-complex="Lucidasans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style:font-name="Bitstream Vera Sans" fo:font-size="9pt" style:font-name-asian="Bitstream Vera Sans1" style:font-name-complex="Lucidasans"/>
    </style:style>
    <style:style style:name="ce7" style:family="table-cell" style:parent-style-name="Default">
      <style:text-properties fo:font-size="9pt" fo:font-weight="bold"/>
    </style:style>
    <style:style style:name="ce8" style:family="table-cell" style:parent-style-name="Default" style:data-style-name="N2">
      <style:text-properties style:use-window-font-color="true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ff0000"/>
    </style:style>
    <style:style style:name="ce11" style:family="table-cell" style:parent-style-name="Default" style:data-style-name="N5118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style:use-window-font-color="true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fo:color="#000000"/>
    </style:style>
    <style:style style:name="ce15" style:family="table-cell" style:parent-style-name="Default" style:data-style-name="N5000">
      <style:text-properties style:use-window-font-color="true" fo:font-size="9pt" fo:font-weight="bold"/>
    </style:style>
    <style:style style:name="ce16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font-size="9pt"/>
    </style:style>
    <style:style style:name="ce17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color="#008000" fo:font-size="9pt"/>
    </style:style>
    <style:style style:name="ce18" style:family="table-cell" style:parent-style-name="Default" style:data-style-name="N5118">
      <style:table-cell-properties style:text-align-source="fix" style:repeat-content="false"/>
      <style:paragraph-properties fo:text-align="end" fo:margin-left="0in"/>
      <style:text-properties style:use-window-font-color="true" fo:font-size="9pt"/>
    </style:style>
    <style:style style:name="ce19" style:family="table-cell" style:parent-style-name="Default" style:data-style-name="N5118">
      <style:text-properties style:use-window-font-color="true"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Default"/>
        <table:table-column table:style-name="co12" table:number-columns-repeated="2" table:default-cell-style-name="ce3"/>
        <table:table-column table:style-name="co11" table:default-cell-style-name="Default"/>
        <table:table-column table:style-name="co12" table:number-columns-repeated="237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# Periodic data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atomic weights (masses actually), are the iupac 2005 values, see Pure Appl. Chem., Vol. 78, No. 11, pp. 2051–2066, 2006 and http://www.iupac.org/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colors from http://bodr.svn.sourceforge.net/viewvc/bodr/trunk/bodr/elements/elements.xml?view=log (revision 34)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Covalent bond radii from Dalton Transactions 2008, 2832-2838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density</text:p>
          </table:table-cell>
          <table:table-cell table:style-name="ce7" office:value-type="string">
            <text:p>vdw_radius</text:p>
          </table:table-cell>
          <table:table-cell table:style-name="ce7" office:value-type="string">
            <text:p>covalent_radius</text:p>
          </table:table-cell>
          <table:table-cell table:style-name="ce2" office:value-type="string">
            <text:p>artificial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243"/>
        </table:table-row>
        <table:table-row table:style-name="ro2">
          <table:table-cell table:number-columns-repeated="2" table:style-name="ce2" office:value-type="string">
            <text:p>str</text:p>
          </table:table-cell>
          <table:table-cell table:number-columns-repeated="3" table:style-name="ce2" office:value-type="string">
            <text:p>int</text:p>
          </table:table-cell>
          <table:table-cell table:style-name="ce2" office:value-type="string">
            <text:p>u</text:p>
          </table:table-cell>
          <table:table-cell table:style-name="ce5" office:value-type="string">
            <text:p>g/cm**3</text:p>
          </table:table-cell>
          <table:table-cell table:style-name="ce7" office:value-type="string">
            <text:p>A</text:p>
          </table:table-cell>
          <table:table-cell table:style-name="ce2" office:value-type="string">
            <text:p>A</text:p>
          </table:table-cell>
          <table:table-cell table:style-name="ce15" office:value-type="string">
            <text:p>bool</text:p>
          </table:table-cell>
          <table:table-cell table:number-columns-repeated="3" table:style-name="ce15" office:value-type="string">
            <text:p>float</text:p>
          </table:table-cell>
          <table:table-cell table:number-columns-repeated="243"/>
        </table:table-row>
        <table:table-row table:style-name="ro2"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.00794">
            <text:p>1.01</text:p>
          </table:table-cell>
          <table:table-cell office:value-type="float" office:value="0.763">
            <text:p>0.76</text:p>
          </table:table-cell>
          <table:table-cell table:style-name="ce8" office:value-type="float" office:value="1.2">
            <text:p>1.20</text:p>
          </table:table-cell>
          <table:table-cell office:value-type="float" office:value="0.31">
            <text:p>0.31</text:p>
          </table:table-cell>
          <table:table-cell table:style-name="ce16" office:value-type="string">
            <text:p>False</text:p>
          </table:table-cell>
          <table:table-cell table:number-columns-repeated="3"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Default" office:value-type="float" office:value="4.002602">
            <text:p>4</text:p>
          </table:table-cell>
          <table:table-cell office:value-type="float" office:value="0.19">
            <text:p>0.19</text:p>
          </table:table-cell>
          <table:table-cell table:style-name="ce8" office:value-type="float" office:value="1.4">
            <text:p>1.40</text:p>
          </table:table-cell>
          <table:table-cell office:value-type="float" office:value="0.28">
            <text:p>0.2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5">
            <text:p>0.850</text:p>
          </table:table-cell>
          <table:table-cell table:number-columns-repeated="2"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6.941">
            <text:p>6.94</text:p>
          </table:table-cell>
          <table:table-cell office:value-type="float" office:value="0.534">
            <text:p>0.53</text:p>
          </table:table-cell>
          <table:table-cell table:style-name="ce8" office:value-type="float" office:value="2.2">
            <text:p>2.20</text:p>
          </table:table-cell>
          <table:table-cell office:value-type="float" office:value="1.28">
            <text:p>1.2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">
            <text:p>0.800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9.012">
            <text:p>9.01</text:p>
          </table:table-cell>
          <table:table-cell office:value-type="float" office:value="1.85">
            <text:p>1.85</text:p>
          </table:table-cell>
          <table:table-cell table:style-name="ce9" office:value-type="float" office:value="1.9">
            <text:p>1.90</text:p>
          </table:table-cell>
          <table:table-cell office:value-type="float" office:value="0.96">
            <text:p>0.9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6">
            <text:p>0.76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Default" office:value-type="float" office:value="10.811">
            <text:p>10.81</text:p>
          </table:table-cell>
          <table:table-cell office:value-type="float" office:value="2.535">
            <text:p>2.54</text:p>
          </table:table-cell>
          <table:table-cell table:style-name="ce9" office:value-type="float" office:value="1.8">
            <text:p>1.80</text:p>
          </table:table-cell>
          <table:table-cell office:value-type="float" office:value="0.84">
            <text:p>0.84</text:p>
          </table:table-cell>
          <table:table-cell table:style-name="ce16" office:value-type="string">
            <text:p>False</text:p>
          </table:table-cell>
          <table:table-cell table:style-name="ce19" office:value-type="float" office:value="1">
            <text:p>1.000</text:p>
          </table:table-cell>
          <table:table-cell table:number-columns-repeated="2" table:style-name="ce19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Default" office:value-type="float" office:value="12.0107">
            <text:p>12.01</text:p>
          </table:table-cell>
          <table:table-cell office:value-type="float" office:value="3.52">
            <text:p>3.52</text:p>
          </table:table-cell>
          <table:table-cell table:style-name="ce8" office:value-type="float" office:value="1.7">
            <text:p>1.70</text:p>
          </table:table-cell>
          <table:table-cell office:value-type="float" office:value="0.73">
            <text:p>0.73</text:p>
          </table:table-cell>
          <table:table-cell table:style-name="ce16" office:value-type="string">
            <text:p>False</text:p>
          </table:table-cell>
          <table:table-cell table:number-columns-repeated="3" table:style-name="ce19" office:value-type="float" office:value="0.5">
            <text:p>0.5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Default" office:value-type="float" office:value="14.0067">
            <text:p>14.01</text:p>
          </table:table-cell>
          <table:table-cell office:value-type="float" office:value="1.14">
            <text:p>1.14</text:p>
          </table:table-cell>
          <table:table-cell table:style-name="ce8" office:value-type="float" office:value="1.6">
            <text:p>1.60</text:p>
          </table:table-cell>
          <table:table-cell office:value-type="float" office:value="0.71">
            <text:p>0.71</text:p>
          </table:table-cell>
          <table:table-cell table:style-name="ce16" office:value-type="string">
            <text:p>False</text:p>
          </table:table-cell>
          <table:table-cell table:number-columns-repeated="2" table:style-name="ce19" office:value-type="float" office:value="0.05">
            <text:p>0.050</text:p>
          </table:table-cell>
          <table:table-cell table:style-name="ce19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Default" office:value-type="float" office:value="15.9994">
            <text:p>16</text:p>
          </table:table-cell>
          <table:table-cell office:value-type="float" office:value="1.568">
            <text:p>1.57</text:p>
          </table:table-cell>
          <table:table-cell table:style-name="ce8" office:value-type="float" office:value="1.55">
            <text:p>1.55</text:p>
          </table:table-cell>
          <table:table-cell office:value-type="float" office:value="0.66">
            <text:p>0.66</text:p>
          </table:table-cell>
          <table:table-cell table:style-name="ce16" office:value-type="string">
            <text:p>False</text:p>
          </table:table-cell>
          <table:table-cell table:style-name="ce19" office:value-type="float" office:value="1">
            <text:p>1.000</text:p>
          </table:table-cell>
          <table:table-cell table:number-columns-repeated="2" table:style-name="ce19" office:value-type="float" office:value="0.05">
            <text:p>0.0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Default" office:value-type="float" office:value="18.9984032">
            <text:p>19</text:p>
          </table:table-cell>
          <table:table-cell office:value-type="float" office:value="1.5">
            <text:p>1.5</text:p>
          </table:table-cell>
          <table:table-cell table:style-name="ce8" office:value-type="float" office:value="1.5">
            <text:p>1.50</text:p>
          </table:table-cell>
          <table:table-cell office:value-type="float" office:value="0.57">
            <text:p>0.57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">
            <text:p>0.700</text:p>
          </table:table-cell>
          <table:table-cell table:number-columns-repeated="2"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Default" office:value-type="float" office:value="20.1797">
            <text:p>20.18</text:p>
          </table:table-cell>
          <table:table-cell office:value-type="float" office:value="1.204">
            <text:p>1.2</text:p>
          </table:table-cell>
          <table:table-cell table:style-name="ce8" office:value-type="float" office:value="1.54">
            <text:p>1.54</text:p>
          </table:table-cell>
          <table:table-cell office:value-type="float" office:value="0.58">
            <text:p>0.5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">
            <text:p>0.700</text:p>
          </table:table-cell>
          <table:table-cell table:style-name="ce18" office:value-type="float" office:value="0.89">
            <text:p>0.890</text:p>
          </table:table-cell>
          <table:table-cell table:style-name="ce18" office:value-type="float" office:value="0.96">
            <text:p>0.9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22.989769">
            <text:p>22.99</text:p>
          </table:table-cell>
          <table:table-cell office:value-type="float" office:value="0.9712">
            <text:p>0.97</text:p>
          </table:table-cell>
          <table:table-cell table:style-name="ce8" office:value-type="float" office:value="2.4">
            <text:p>2.40</text:p>
          </table:table-cell>
          <table:table-cell office:value-type="float" office:value="1.66">
            <text:p>1.6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7">
            <text:p>0.670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95">
            <text:p>0.9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 office:value-type="float" office:value="24.305">
            <text:p>24.31</text:p>
          </table:table-cell>
          <table:table-cell office:value-type="float" office:value="1.74">
            <text:p>1.74</text:p>
          </table:table-cell>
          <table:table-cell table:style-name="ce8" office:value-type="float" office:value="2.2">
            <text:p>2.20</text:p>
          </table:table-cell>
          <table:table-cell office:value-type="float" office:value="1.41">
            <text:p>1.41</text:p>
          </table:table-cell>
          <table:table-cell table:style-name="ce16" office:value-type="string">
            <text:p>False</text:p>
          </table:table-cell>
          <table:table-cell table:style-name="ce19" office:value-type="float" office:value="0.54">
            <text:p>0.540</text:p>
          </table:table-cell>
          <table:table-cell table:style-name="ce19" office:value-type="float" office:value="1">
            <text:p>1.000</text:p>
          </table:table-cell>
          <table:table-cell table:style-name="ce19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Default" office:value-type="float" office:value="26.9815386">
            <text:p>26.98</text:p>
          </table:table-cell>
          <table:table-cell office:value-type="float" office:value="2.7">
            <text:p>2.7</text:p>
          </table:table-cell>
          <table:table-cell table:style-name="ce9" office:value-type="float" office:value="2.1">
            <text:p>2.10</text:p>
          </table:table-cell>
          <table:table-cell office:value-type="float" office:value="1.21">
            <text:p>1.21</text:p>
          </table:table-cell>
          <table:table-cell table:style-name="ce16" office:value-type="string">
            <text:p>False</text:p>
          </table:table-cell>
          <table:table-cell table:style-name="ce19" office:value-type="float" office:value="0.75">
            <text:p>0.750</text:p>
          </table:table-cell>
          <table:table-cell table:number-columns-repeated="2" table:style-name="ce19" office:value-type="float" office:value="0.65">
            <text:p>0.6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Default" office:value-type="float" office:value="28.0855">
            <text:p>28.09</text:p>
          </table:table-cell>
          <table:table-cell office:value-type="float" office:value="2.42">
            <text:p>2.42</text:p>
          </table:table-cell>
          <table:table-cell table:style-name="ce8" office:value-type="float" office:value="2.1">
            <text:p>2.10</text:p>
          </table:table-cell>
          <table:table-cell office:value-type="float" office:value="1.11">
            <text:p>1.11</text:p>
          </table:table-cell>
          <table:table-cell table:style-name="ce16" office:value-type="string">
            <text:p>False</text:p>
          </table:table-cell>
          <table:table-cell table:style-name="ce19" office:value-type="float" office:value="0.5">
            <text:p>0.500</text:p>
          </table:table-cell>
          <table:table-cell table:number-columns-repeated="2" table:style-name="ce19" office:value-type="float" office:value="0.6">
            <text:p>0.6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Default" office:value-type="float" office:value="30.973762">
            <text:p>30.97</text:p>
          </table:table-cell>
          <table:table-cell office:value-type="float" office:value="1.83">
            <text:p>1.83</text:p>
          </table:table-cell>
          <table:table-cell table:style-name="ce8" office:value-type="float" office:value="1.95">
            <text:p>1.95</text:p>
          </table:table-cell>
          <table:table-cell office:value-type="float" office:value="1.07">
            <text:p>1.07</text:p>
          </table:table-cell>
          <table:table-cell table:style-name="ce16" office:value-type="string">
            <text:p>False</text:p>
          </table:table-cell>
          <table:table-cell table:style-name="ce19" office:value-type="float" office:value="1">
            <text:p>1.000</text:p>
          </table:table-cell>
          <table:table-cell table:style-name="ce19" office:value-type="float" office:value="0.5">
            <text:p>0.500</text:p>
          </table:table-cell>
          <table:table-cell table:style-name="ce19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Default" office:value-type="float" office:value="32.065">
            <text:p>32.07</text:p>
          </table:table-cell>
          <table:table-cell office:value-type="float" office:value="2.07">
            <text:p>2.07</text:p>
          </table:table-cell>
          <table:table-cell table:style-name="ce8" office:value-type="float" office:value="1.8">
            <text:p>1.80</text:p>
          </table:table-cell>
          <table:table-cell office:value-type="float" office:value="1.05">
            <text:p>1.05</text:p>
          </table:table-cell>
          <table:table-cell table:style-name="ce16" office:value-type="string">
            <text:p>False</text:p>
          </table:table-cell>
          <table:table-cell table:number-columns-repeated="2" table:style-name="ce19" office:value-type="float" office:value="1">
            <text:p>1.000</text:p>
          </table:table-cell>
          <table:table-cell table:style-name="ce19" office:value-type="float" office:value="0.19">
            <text:p>0.1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Default" office:value-type="float" office:value="35.453">
            <text:p>35.45</text:p>
          </table:table-cell>
          <table:table-cell office:value-type="float" office:value="2.2">
            <text:p>2.2</text:p>
          </table:table-cell>
          <table:table-cell table:style-name="ce8" office:value-type="float" office:value="1.8">
            <text:p>1.80</text:p>
          </table:table-cell>
          <table:table-cell office:value-type="float" office:value="1.02">
            <text:p>1.0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2">
            <text:p>0.120</text:p>
          </table:table-cell>
          <table:table-cell table:style-name="ce18" office:value-type="float" office:value="0.94">
            <text:p>0.940</text:p>
          </table:table-cell>
          <table:table-cell table:style-name="ce18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gon</text:p>
          </table:table-cell>
          <table:table-cell office:value-type="string">
            <text:p>Ar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Default" office:value-type="float" office:value="39.948">
            <text:p>39.95</text:p>
          </table:table-cell>
          <table:table-cell office:value-type="float" office:value="1.65">
            <text:p>1.65</text:p>
          </table:table-cell>
          <table:table-cell table:style-name="ce8" office:value-type="float" office:value="1.88">
            <text:p>1.88</text:p>
          </table:table-cell>
          <table:table-cell office:value-type="float" office:value="1.06">
            <text:p>1.0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0.82">
            <text:p>0.820</text:p>
          </table:table-cell>
          <table:table-cell table:style-name="ce18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 office:value-type="float" office:value="39.0983">
            <text:p>39.1</text:p>
          </table:table-cell>
          <table:table-cell office:value-type="float" office:value="0.87">
            <text:p>0.87</text:p>
          </table:table-cell>
          <table:table-cell table:style-name="ce8" office:value-type="float" office:value="2.8">
            <text:p>2.80</text:p>
          </table:table-cell>
          <table:table-cell office:value-type="float" office:value="2.03">
            <text:p>2.03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6">
            <text:p>0.560</text:p>
          </table:table-cell>
          <table:table-cell table:style-name="ce18" office:value-type="float" office:value="0.25">
            <text:p>0.250</text:p>
          </table:table-cell>
          <table:table-cell table:style-name="ce18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 office:value-type="float" office:value="40.078">
            <text:p>40.08</text:p>
          </table:table-cell>
          <table:table-cell office:value-type="float" office:value="1.55">
            <text:p>1.55</text:p>
          </table:table-cell>
          <table:table-cell table:style-name="ce9" office:value-type="float" office:value="2.4">
            <text:p>2.40</text:p>
          </table:table-cell>
          <table:table-cell office:value-type="float" office:value="1.76">
            <text:p>1.7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24">
            <text:p>0.24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44.955912">
            <text:p>44.96</text:p>
          </table:table-cell>
          <table:table-cell office:value-type="float" office:value="3.02">
            <text:p>3.02</text:p>
          </table:table-cell>
          <table:table-cell table:style-name="ce9" office:value-type="float" office:value="2.3">
            <text:p>2.30</text:p>
          </table:table-cell>
          <table:table-cell office:value-type="float" office:value="1.7">
            <text:p>1.7</text:p>
          </table:table-cell>
          <table:table-cell table:style-name="ce16" office:value-type="string">
            <text:p>False</text:p>
          </table:table-cell>
          <table:table-cell table:number-columns-repeated="3" table:style-name="ce18" office:value-type="float" office:value="0.9">
            <text:p>0.9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style-name="Default" office:value-type="float" office:value="47.867">
            <text:p>47.87</text:p>
          </table:table-cell>
          <table:table-cell office:value-type="float" office:value="4.5">
            <text:p>4.5</text:p>
          </table:table-cell>
          <table:table-cell table:style-name="ce9" office:value-type="float" office:value="2.15">
            <text:p>2.15</text:p>
          </table:table-cell>
          <table:table-cell office:value-type="float" office:value="1.6">
            <text:p>1.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5">
            <text:p>0.750</text:p>
          </table:table-cell>
          <table:table-cell table:style-name="ce18" office:value-type="float" office:value="0.76">
            <text:p>0.76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50.9415">
            <text:p>50.94</text:p>
          </table:table-cell>
          <table:table-cell office:value-type="float" office:value="5.87">
            <text:p>5.87</text:p>
          </table:table-cell>
          <table:table-cell table:style-name="ce9" office:value-type="float" office:value="2.05">
            <text:p>2.05</text:p>
          </table:table-cell>
          <table:table-cell office:value-type="float" office:value="1.53">
            <text:p>1.53</text:p>
          </table:table-cell>
          <table:table-cell table:style-name="ce16" office:value-type="string">
            <text:p>False</text:p>
          </table:table-cell>
          <table:table-cell table:number-columns-repeated="2" table:style-name="ce18" office:value-type="float" office:value="0.65">
            <text:p>0.650</text:p>
          </table:table-cell>
          <table:table-cell table:style-name="ce18" office:value-type="float" office:value="0.67">
            <text:p>0.6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Default" office:value-type="float" office:value="51.9961">
            <text:p>52</text:p>
          </table:table-cell>
          <table:table-cell office:value-type="float" office:value="7.14">
            <text:p>7.14</text:p>
          </table:table-cell>
          <table:table-cell table:style-name="ce9" office:value-type="float" office:value="2.05">
            <text:p>2.05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4">
            <text:p>0.540</text:p>
          </table:table-cell>
          <table:table-cell table:style-name="ce18" office:value-type="float" office:value="0.6">
            <text:p>0.6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Default" office:value-type="float" office:value="54.938045">
            <text:p>54.94</text:p>
          </table:table-cell>
          <table:table-cell office:value-type="float" office:value="7.3">
            <text:p>7.3</text:p>
          </table:table-cell>
          <table:table-cell table:style-name="ce9" office:value-type="float" office:value="2.05">
            <text:p>2.05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1">
            <text:p>0.61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Default" office:value-type="float" office:value="55.845">
            <text:p>55.85</text:p>
          </table:table-cell>
          <table:table-cell office:value-type="float" office:value="7.86">
            <text:p>7.86</text:p>
          </table:table-cell>
          <table:table-cell table:style-name="ce9" office:value-type="float" office:value="2.05">
            <text:p>2.05</text:p>
          </table:table-cell>
          <table:table-cell office:value-type="float" office:value="1.32">
            <text:p>1.3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Default" office:value-type="float" office:value="58.933195">
            <text:p>58.93</text:p>
          </table:table-cell>
          <table:table-cell office:value-type="float" office:value="8.71">
            <text:p>8.71</text:p>
          </table:table-cell>
          <table:table-cell table:style-name="ce9" office:value-type="float" office:value="2">
            <text:p>2.00</text:p>
          </table:table-cell>
          <table:table-cell office:value-type="float" office:value="1.26">
            <text:p>1.2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4">
            <text:p>0.44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Default" office:value-type="float" office:value="58.6934">
            <text:p>58.69</text:p>
          </table:table-cell>
          <table:table-cell office:value-type="float" office:value="8.8">
            <text:p>8.8</text:p>
          </table:table-cell>
          <table:table-cell table:style-name="ce8" office:value-type="float" office:value="2">
            <text:p>2.00</text:p>
          </table:table-cell>
          <table:table-cell office:value-type="float" office:value="1.24">
            <text:p>1.2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76">
            <text:p>0.7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Default" office:value-type="float" office:value="63.546">
            <text:p>63.55</text:p>
          </table:table-cell>
          <table:table-cell office:value-type="float" office:value="8.933">
            <text:p>8.93</text:p>
          </table:table-cell>
          <table:table-cell table:style-name="ce8" office:value-type="float" office:value="2">
            <text:p>2.00</text:p>
          </table:table-cell>
          <table:table-cell office:value-type="float" office:value="1.32">
            <text:p>1.32</text:p>
          </table:table-cell>
          <table:table-cell table:style-name="ce16" office:value-type="string">
            <text:p>False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38">
            <text:p>0.3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Default" office:value-type="float" office:value="65.409">
            <text:p>65.41</text:p>
          </table:table-cell>
          <table:table-cell office:value-type="float" office:value="4.32">
            <text:p>4.32</text:p>
          </table:table-cell>
          <table:table-cell table:style-name="ce8" office:value-type="float" office:value="2.1">
            <text:p>2.10</text:p>
          </table:table-cell>
          <table:table-cell office:value-type="float" office:value="1.22">
            <text:p>1.2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9">
            <text:p>0.490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Default" office:value-type="float" office:value="69.723">
            <text:p>69.72</text:p>
          </table:table-cell>
          <table:table-cell office:value-type="float" office:value="5.93">
            <text:p>5.93</text:p>
          </table:table-cell>
          <table:table-cell table:style-name="ce8" office:value-type="float" office:value="2.1">
            <text:p>2.10</text:p>
          </table:table-cell>
          <table:table-cell office:value-type="float" office:value="1.22">
            <text:p>1.2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6">
            <text:p>0.760</text:p>
          </table:table-cell>
          <table:table-cell table:number-columns-repeated="2"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Default" office:value-type="float" office:value="72.64">
            <text:p>72.64</text:p>
          </table:table-cell>
          <table:table-cell office:value-type="float" office:value="5.46">
            <text:p>5.46</text:p>
          </table:table-cell>
          <table:table-cell table:style-name="ce9" office:value-type="float" office:value="2.1">
            <text:p>2.10</text:p>
          </table:table-cell>
          <table:table-cell office:value-type="float" office:value="1.2">
            <text:p>1.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">
            <text:p>0.400</text:p>
          </table:table-cell>
          <table:table-cell table:number-columns-repeated="2"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Default" office:value-type="float" office:value="74.9216">
            <text:p>74.92</text:p>
          </table:table-cell>
          <table:table-cell office:value-type="float" office:value="5.73">
            <text:p>5.73</text:p>
          </table:table-cell>
          <table:table-cell table:style-name="ce8" office:value-type="float" office:value="2.05">
            <text:p>2.05</text:p>
          </table:table-cell>
          <table:table-cell office:value-type="float" office:value="1.19">
            <text:p>1.1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4">
            <text:p>0.740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Default" office:value-type="float" office:value="78.96">
            <text:p>78.96</text:p>
          </table:table-cell>
          <table:table-cell office:value-type="float" office:value="4.82">
            <text:p>4.82</text:p>
          </table:table-cell>
          <table:table-cell table:style-name="ce8" office:value-type="float" office:value="1.9">
            <text:p>1.90</text:p>
          </table:table-cell>
          <table:table-cell office:value-type="float" office:value="1.2">
            <text:p>1.2</text:p>
          </table:table-cell>
          <table:table-cell table:style-name="ce16" office:value-type="string">
            <text:p>False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63">
            <text:p>0.63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Default" office:value-type="float" office:value="79.904">
            <text:p>79.9</text:p>
          </table:table-cell>
          <table:table-cell office:value-type="float" office:value="4.2">
            <text:p>4.2</text:p>
          </table:table-cell>
          <table:table-cell table:style-name="ce8" office:value-type="float" office:value="1.9">
            <text:p>1.90</text:p>
          </table:table-cell>
          <table:table-cell office:value-type="float" office:value="1.2">
            <text:p>1.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5">
            <text:p>0.650</text:p>
          </table:table-cell>
          <table:table-cell table:number-columns-repeated="2" table:style-name="ce18" office:value-type="float" office:value="0.16">
            <text:p>0.1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Default" office:value-type="float" office:value="83.798">
            <text:p>83.8</text:p>
          </table:table-cell>
          <table:table-cell office:value-type="float" office:value="3.4">
            <text:p>3.4</text:p>
          </table:table-cell>
          <table:table-cell table:style-name="ce8" office:value-type="float" office:value="2.02">
            <text:p>2.02</text:p>
          </table:table-cell>
          <table:table-cell office:value-type="float" office:value="1.16">
            <text:p>1.1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72">
            <text:p>0.720</text:p>
          </table:table-cell>
          <table:table-cell table:style-name="ce18" office:value-type="float" office:value="0.82">
            <text:p>0.8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Default" office:value-type="float" office:value="85.4678">
            <text:p>85.47</text:p>
          </table:table-cell>
          <table:table-cell office:value-type="float" office:value="1.53">
            <text:p>1.53</text:p>
          </table:table-cell>
          <table:table-cell table:style-name="ce9" office:value-type="float" office:value="2.9">
            <text:p>2.90</text:p>
          </table:table-cell>
          <table:table-cell office:value-type="float" office:value="2.2">
            <text:p>2.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4">
            <text:p>0.440</text:p>
          </table:table-cell>
          <table:table-cell table:style-name="ce18" office:value-type="float" office:value="0.18">
            <text:p>0.180</text:p>
          </table:table-cell>
          <table:table-cell table:style-name="ce18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Default" office:value-type="float" office:value="87.62">
            <text:p>87.62</text:p>
          </table:table-cell>
          <table:table-cell office:value-type="float" office:value="2.6">
            <text:p>2.6</text:p>
          </table:table-cell>
          <table:table-cell table:style-name="ce9" office:value-type="float" office:value="2.55">
            <text:p>2.55</text:p>
          </table:table-cell>
          <table:table-cell office:value-type="float" office:value="1.95">
            <text:p>1.95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Default" office:value-type="float" office:value="88.90585">
            <text:p>88.91</text:p>
          </table:table-cell>
          <table:table-cell office:value-type="float" office:value="3.8">
            <text:p>3.8</text:p>
          </table:table-cell>
          <table:table-cell table:style-name="ce9" office:value-type="float" office:value="2.4">
            <text:p>2.40</text:p>
          </table:table-cell>
          <table:table-cell office:value-type="float" office:value="1.9">
            <text:p>1.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8">
            <text:p>0.580</text:p>
          </table:table-cell>
          <table:table-cell table:number-columns-repeated="2"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 office:value-type="float" office:value="91.224">
            <text:p>91.22</text:p>
          </table:table-cell>
          <table:table-cell office:value-type="float" office:value="6.44">
            <text:p>6.44</text:p>
          </table:table-cell>
          <table:table-cell table:style-name="ce9" office:value-type="float" office:value="2.3">
            <text:p>2.30</text:p>
          </table:table-cell>
          <table:table-cell office:value-type="float" office:value="1.75">
            <text:p>1.75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8">
            <text:p>0.580</text:p>
          </table:table-cell>
          <table:table-cell table:number-columns-repeated="2" table:style-name="ce18" office:value-type="float" office:value="0.88">
            <text:p>0.8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table:style-name="Default" office:value-type="float" office:value="92.90638">
            <text:p>92.91</text:p>
          </table:table-cell>
          <table:table-cell table:style-name="ce4" office:value-type="string">
            <text:p>NA</text:p>
          </table:table-cell>
          <table:table-cell table:style-name="ce9" office:value-type="float" office:value="2.15">
            <text:p>2.15</text:p>
          </table:table-cell>
          <table:table-cell office:value-type="float" office:value="1.64">
            <text:p>1.6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5">
            <text:p>0.450</text:p>
          </table:table-cell>
          <table:table-cell table:style-name="ce18" office:value-type="float" office:value="0.76">
            <text:p>0.760</text:p>
          </table:table-cell>
          <table:table-cell table:style-name="ce18" office:value-type="float" office:value="0.79">
            <text:p>0.7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95.94">
            <text:p>95.94</text:p>
          </table:table-cell>
          <table:table-cell office:value-type="float" office:value="9.01">
            <text:p>9.01</text:p>
          </table:table-cell>
          <table:table-cell table:style-name="ce9" office:value-type="float" office:value="2.1">
            <text:p>2.10</text:p>
          </table:table-cell>
          <table:table-cell office:value-type="float" office:value="1.54">
            <text:p>1.5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3">
            <text:p>0.330</text:p>
          </table:table-cell>
          <table:table-cell table:number-columns-repeated="2" table:style-name="ce18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.05">
            <text:p>2.05</text:p>
          </table:table-cell>
          <table:table-cell office:value-type="float" office:value="1.47">
            <text:p>1.47</text:p>
          </table:table-cell>
          <table:table-cell table:style-name="ce17" office:value-type="string">
            <text:p>True</text:p>
          </table:table-cell>
          <table:table-cell table:style-name="ce18" office:value-type="float" office:value="0.23">
            <text:p>0.230</text:p>
          </table:table-cell>
          <table:table-cell table:number-columns-repeated="2" table:style-name="ce18" office:value-type="float" office:value="0.62">
            <text:p>0.6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Default" office:value-type="float" office:value="101.07">
            <text:p>101.07</text:p>
          </table:table-cell>
          <table:table-cell office:value-type="float" office:value="12.1">
            <text:p>12.1</text:p>
          </table:table-cell>
          <table:table-cell table:style-name="ce9" office:value-type="float" office:value="2.05">
            <text:p>2.05</text:p>
          </table:table-cell>
          <table:table-cell office:value-type="float" office:value="1.46">
            <text:p>1.4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4">
            <text:p>0.140</text:p>
          </table:table-cell>
          <table:table-cell table:number-columns-repeated="2"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Default" office:value-type="float" office:value="102.9055">
            <text:p>102.91</text:p>
          </table:table-cell>
          <table:table-cell office:value-type="float" office:value="12.44">
            <text:p>12.44</text:p>
          </table:table-cell>
          <table:table-cell table:style-name="ce9" office:value-type="float" office:value="2">
            <text:p>2.00</text:p>
          </table:table-cell>
          <table:table-cell office:value-type="float" office:value="1.42">
            <text:p>1.4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04">
            <text:p>0.040</text:p>
          </table:table-cell>
          <table:table-cell table:style-name="ce18" office:value-type="float" office:value="0.49">
            <text:p>0.490</text:p>
          </table:table-cell>
          <table:table-cell table:style-name="ce18" office:value-type="float" office:value="0.55">
            <text:p>0.5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Default" office:value-type="float" office:value="106.42">
            <text:p>106.42</text:p>
          </table:table-cell>
          <table:table-cell office:value-type="float" office:value="12.16">
            <text:p>12.16</text:p>
          </table:table-cell>
          <table:table-cell table:style-name="ce8" office:value-type="float" office:value="2.05">
            <text:p>2.05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1">
            <text:p>0.410</text:p>
          </table:table-cell>
          <table:table-cell table:style-name="ce18" office:value-type="float" office:value="0.52">
            <text:p>0.5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Default" office:value-type="float" office:value="107.8682">
            <text:p>107.87</text:p>
          </table:table-cell>
          <table:table-cell office:value-type="float" office:value="10.492">
            <text:p>10.49</text:p>
          </table:table-cell>
          <table:table-cell table:style-name="ce8" office:value-type="float" office:value="2.1">
            <text:p>2.10</text:p>
          </table:table-cell>
          <table:table-cell office:value-type="float" office:value="1.45">
            <text:p>1.45</text:p>
          </table:table-cell>
          <table:table-cell table:style-name="ce16" office:value-type="string">
            <text:p>False</text:p>
          </table:table-cell>
          <table:table-cell table:number-columns-repeated="2" table:style-name="ce18" office:value-type="float" office:value="0.88">
            <text:p>0.88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Default" office:value-type="float" office:value="112.411">
            <text:p>112.41</text:p>
          </table:table-cell>
          <table:table-cell office:value-type="float" office:value="8.65">
            <text:p>8.65</text:p>
          </table:table-cell>
          <table:table-cell table:style-name="ce8" office:value-type="float" office:value="2.2">
            <text:p>2.20</text:p>
          </table:table-cell>
          <table:table-cell office:value-type="float" office:value="1.44">
            <text:p>1.44</text:p>
          </table:table-cell>
          <table:table-cell table:style-name="ce16" office:value-type="string">
            <text:p>False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85">
            <text:p>0.850</text:p>
          </table:table-cell>
          <table:table-cell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Default" office:value-type="float" office:value="114.818">
            <text:p>114.82</text:p>
          </table:table-cell>
          <table:table-cell office:value-type="float" office:value="7.28">
            <text:p>7.28</text:p>
          </table:table-cell>
          <table:table-cell table:style-name="ce8" office:value-type="float" office:value="2.2">
            <text:p>2.20</text:p>
          </table:table-cell>
          <table:table-cell office:value-type="float" office:value="1.42">
            <text:p>1.4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5">
            <text:p>0.650</text:p>
          </table:table-cell>
          <table:table-cell table:style-name="ce18" office:value-type="float" office:value="0.46">
            <text:p>0.460</text:p>
          </table:table-cell>
          <table:table-cell table:style-name="ce18" office:value-type="float" office:value="0.45">
            <text:p>0.4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Default" office:value-type="float" office:value="118.71">
            <text:p>118.71</text:p>
          </table:table-cell>
          <table:table-cell office:value-type="float" office:value="7.29">
            <text:p>7.29</text:p>
          </table:table-cell>
          <table:table-cell table:style-name="ce8" office:value-type="float" office:value="2.25">
            <text:p>2.25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">
            <text:p>0.400</text:p>
          </table:table-cell>
          <table:table-cell table:number-columns-repeated="2" table:style-name="ce18" office:value-type="float" office:value="0.5">
            <text:p>0.5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Default" office:value-type="float" office:value="121.76">
            <text:p>121.76</text:p>
          </table:table-cell>
          <table:table-cell office:value-type="float" office:value="6.62">
            <text:p>6.62</text:p>
          </table:table-cell>
          <table:table-cell table:style-name="ce9" office:value-type="float" office:value="2.2">
            <text:p>2.20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2">
            <text:p>0.620</text:p>
          </table:table-cell>
          <table:table-cell table:style-name="ce18" office:value-type="float" office:value="0.39">
            <text:p>0.390</text:p>
          </table:table-cell>
          <table:table-cell table:style-name="ce18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Default" office:value-type="float" office:value="127.6">
            <text:p>127.6</text:p>
          </table:table-cell>
          <table:table-cell office:value-type="float" office:value="6.25">
            <text:p>6.25</text:p>
          </table:table-cell>
          <table:table-cell table:style-name="ce8" office:value-type="float" office:value="2.1">
            <text:p>2.10</text:p>
          </table:table-cell>
          <table:table-cell office:value-type="float" office:value="1.38">
            <text:p>1.3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3">
            <text:p>0.83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Default" office:value-type="float" office:value="126.90447">
            <text:p>126.9</text:p>
          </table:table-cell>
          <table:table-cell office:value-type="float" office:value="4.94">
            <text:p>4.94</text:p>
          </table:table-cell>
          <table:table-cell table:style-name="ce8" office:value-type="float" office:value="2.1">
            <text:p>2.10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8">
            <text:p>0.58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58">
            <text:p>0.5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Default" office:value-type="float" office:value="131.293">
            <text:p>131.29</text:p>
          </table:table-cell>
          <table:table-cell table:style-name="ce4" office:value-type="string">
            <text:p>NA</text:p>
          </table:table-cell>
          <table:table-cell table:style-name="ce8" office:value-type="float" office:value="2.16">
            <text:p>2.16</text:p>
          </table:table-cell>
          <table:table-cell office:value-type="float" office:value="1.4">
            <text:p>1.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26">
            <text:p>0.260</text:p>
          </table:table-cell>
          <table:table-cell table:style-name="ce18" office:value-type="float" office:value="0.62">
            <text:p>0.620</text:p>
          </table:table-cell>
          <table:table-cell table:style-name="ce18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Default" office:value-type="float" office:value="132.9054519">
            <text:p>132.91</text:p>
          </table:table-cell>
          <table:table-cell office:value-type="float" office:value="1.873">
            <text:p>1.87</text:p>
          </table:table-cell>
          <table:table-cell table:style-name="ce9" office:value-type="float" office:value="3">
            <text:p>3.00</text:p>
          </table:table-cell>
          <table:table-cell office:value-type="float" office:value="2.44">
            <text:p>2.4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4">
            <text:p>0.340</text:p>
          </table:table-cell>
          <table:table-cell table:style-name="ce18" office:value-type="float" office:value="0.09">
            <text:p>0.090</text:p>
          </table:table-cell>
          <table:table-cell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Default" office:value-type="float" office:value="137.327">
            <text:p>137.33</text:p>
          </table:table-cell>
          <table:table-cell office:value-type="float" office:value="3.5">
            <text:p>3.5</text:p>
          </table:table-cell>
          <table:table-cell table:style-name="ce9" office:value-type="float" office:value="2.7">
            <text:p>2.70</text:p>
          </table:table-cell>
          <table:table-cell office:value-type="float" office:value="2.15">
            <text:p>2.15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79">
            <text:p>0.79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Default" office:value-type="float" office:value="138.90547">
            <text:p>138.91</text:p>
          </table:table-cell>
          <table:table-cell office:value-type="float" office:value="6.15">
            <text:p>6.15</text:p>
          </table:table-cell>
          <table:table-cell table:style-name="ce9" office:value-type="float" office:value="2.5">
            <text:p>2.50</text:p>
          </table:table-cell>
          <table:table-cell office:value-type="float" office:value="2.07">
            <text:p>2.07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4">
            <text:p>0.440</text:p>
          </table:table-cell>
          <table:table-cell table:style-name="ce18" office:value-type="float" office:value="0.83">
            <text:p>0.83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Default" office:value-type="float" office:value="140.116">
            <text:p>140.12</text:p>
          </table:table-cell>
          <table:table-cell office:value-type="float" office:value="6.73">
            <text:p>6.73</text:p>
          </table:table-cell>
          <table:table-cell table:style-name="ce9" office:value-type="float" office:value="2.48">
            <text:p>2.48</text:p>
          </table:table-cell>
          <table:table-cell table:style-name="ce12" office:value-type="float" office:value="2.04">
            <text:p>2.04</text:p>
          </table:table-cell>
          <table:table-cell table:style-name="ce16" office:value-type="string">
            <text:p>False</text:p>
          </table:table-cell>
          <table:table-cell table:number-columns-repeated="2"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aes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Default" office:value-type="float" office:value="140.90765">
            <text:p>140.91</text:p>
          </table:table-cell>
          <table:table-cell office:value-type="float" office:value="6.48">
            <text:p>6.48</text:p>
          </table:table-cell>
          <table:table-cell table:style-name="ce9" office:value-type="float" office:value="2.47">
            <text:p>2.47</text:p>
          </table:table-cell>
          <table:table-cell table:style-name="ce12" office:value-type="float" office:value="2.03">
            <text:p>2.03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5">
            <text:p>0.85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Default" office:value-type="float" office:value="144.242">
            <text:p>144.24</text:p>
          </table:table-cell>
          <table:table-cell office:value-type="float" office:value="7">
            <text:p>7</text:p>
          </table:table-cell>
          <table:table-cell table:style-name="ce9" office:value-type="float" office:value="2.45">
            <text:p>2.45</text:p>
          </table:table-cell>
          <table:table-cell table:style-name="ce12" office:value-type="float" office:value="2.01">
            <text:p>2.01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8">
            <text:p>0.78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.43">
            <text:p>2.43</text:p>
          </table:table-cell>
          <table:table-cell table:style-name="ce12" office:value-type="float" office:value="1.99">
            <text:p>1.9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4">
            <text:p>0.64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Default" office:value-type="float" office:value="150.36">
            <text:p>150.36</text:p>
          </table:table-cell>
          <table:table-cell office:value-type="float" office:value="7.75">
            <text:p>7.75</text:p>
          </table:table-cell>
          <table:table-cell table:style-name="ce9" office:value-type="float" office:value="2.42">
            <text:p>2.42</text:p>
          </table:table-cell>
          <table:table-cell table:style-name="ce12" office:value-type="float" office:value="1.98">
            <text:p>1.9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6">
            <text:p>0.56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table:style-name="Default" office:value-type="float" office:value="151.964">
            <text:p>151.96</text:p>
          </table:table-cell>
          <table:table-cell table:style-name="ce4" office:value-type="string">
            <text:p>NA</text:p>
          </table:table-cell>
          <table:table-cell table:style-name="ce9" office:value-type="float" office:value="2.4">
            <text:p>2.40</text:p>
          </table:table-cell>
          <table:table-cell table:style-name="ce12" office:value-type="float" office:value="1.98">
            <text:p>1.9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8">
            <text:p>0.38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Default" office:value-type="float" office:value="157.25">
            <text:p>157.25</text:p>
          </table:table-cell>
          <table:table-cell table:style-name="ce4" office:value-type="string">
            <text:p>NA</text:p>
          </table:table-cell>
          <table:table-cell table:style-name="ce9" office:value-type="float" office:value="2.38">
            <text:p>2.38</text:p>
          </table:table-cell>
          <table:table-cell table:style-name="ce12" office:value-type="float" office:value="1.96">
            <text:p>1.9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27">
            <text:p>0.27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Default" office:value-type="float" office:value="158.92535">
            <text:p>158.93</text:p>
          </table:table-cell>
          <table:table-cell table:style-name="ce4" office:value-type="string">
            <text:p>NA</text:p>
          </table:table-cell>
          <table:table-cell table:style-name="ce9" office:value-type="float" office:value="2.37">
            <text:p>2.37</text:p>
          </table:table-cell>
          <table:table-cell table:style-name="ce12" office:value-type="float" office:value="1.94">
            <text:p>1.9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9">
            <text:p>0.19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Dy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Default" office:value-type="float" office:value="162.5">
            <text:p>162.5</text:p>
          </table:table-cell>
          <table:table-cell table:style-name="ce4" office:value-type="string">
            <text:p>NA</text:p>
          </table:table-cell>
          <table:table-cell table:style-name="ce9" office:value-type="float" office:value="2.35">
            <text:p>2.35</text:p>
          </table:table-cell>
          <table:table-cell table:style-name="ce12" office:value-type="float" office:value="1.92">
            <text:p>1.9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2">
            <text:p>0.12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 office:value-type="float" office:value="164.93032">
            <text:p>164.93</text:p>
          </table:table-cell>
          <table:table-cell table:style-name="ce4" office:value-type="string">
            <text:p>NA</text:p>
          </table:table-cell>
          <table:table-cell table:style-name="ce9" office:value-type="float" office:value="2.33">
            <text:p>2.33</text:p>
          </table:table-cell>
          <table:table-cell table:style-name="ce12" office:value-type="float" office:value="1.92">
            <text:p>1.92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61">
            <text:p>0.6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Default" office:value-type="float" office:value="167.259">
            <text:p>167.26</text:p>
          </table:table-cell>
          <table:table-cell office:value-type="float" office:value="4.77">
            <text:p>4.77</text:p>
          </table:table-cell>
          <table:table-cell table:style-name="ce9" office:value-type="float" office:value="2.32">
            <text:p>2.32</text:p>
          </table:table-cell>
          <table:table-cell table:style-name="ce12" office:value-type="float" office:value="1.89">
            <text:p>1.89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9">
            <text:p>0.900</text:p>
          </table:table-cell>
          <table:table-cell table:style-name="ce18" office:value-type="float" office:value="0.46">
            <text:p>0.4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Default" office:value-type="float" office:value="168.93421">
            <text:p>168.93</text:p>
          </table:table-cell>
          <table:table-cell table:style-name="ce4" office:value-type="string">
            <text:p>NA</text:p>
          </table:table-cell>
          <table:table-cell table:style-name="ce9" office:value-type="float" office:value="2.3">
            <text:p>2.30</text:p>
          </table:table-cell>
          <table:table-cell table:style-name="ce12" office:value-type="float" office:value="1.9">
            <text:p>1.9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83">
            <text:p>0.830</text:p>
          </table:table-cell>
          <table:table-cell table:style-name="ce18" office:value-type="float" office:value="0.32">
            <text:p>0.3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Default" office:value-type="float" office:value="173.04">
            <text:p>173.04</text:p>
          </table:table-cell>
          <table:table-cell table:style-name="ce4" office:value-type="string">
            <text:p>NA</text:p>
          </table:table-cell>
          <table:table-cell table:style-name="ce9" office:value-type="float" office:value="2.28">
            <text:p>2.28</text:p>
          </table:table-cell>
          <table:table-cell table:style-name="ce12" office:value-type="float" office:value="1.87">
            <text:p>1.87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75">
            <text:p>0.750</text:p>
          </table:table-cell>
          <table:table-cell table:style-name="ce18" office:value-type="float" office:value="0.22">
            <text:p>0.2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Default" office:value-type="float" office:value="174.967">
            <text:p>174.97</text:p>
          </table:table-cell>
          <table:table-cell table:style-name="ce6" office:value-type="string">
            <text:p>NA</text:p>
          </table:table-cell>
          <table:table-cell table:style-name="ce9" office:value-type="float" office:value="2.27">
            <text:p>2.27</text:p>
          </table:table-cell>
          <table:table-cell office:value-type="float" office:value="1.87">
            <text:p>1.87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67">
            <text:p>0.670</text:p>
          </table:table-cell>
          <table:table-cell table:style-name="ce18" office:value-type="float" office:value="0.14">
            <text:p>0.1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Default" office:value-type="float" office:value="178.49">
            <text:p>178.49</text:p>
          </table:table-cell>
          <table:table-cell office:value-type="float" office:value="11.3">
            <text:p>11.3</text:p>
          </table:table-cell>
          <table:table-cell table:style-name="ce9"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">
            <text:p>0.300</text:p>
          </table:table-cell>
          <table:table-cell table:style-name="ce18" office:value-type="float" office:value="0.76">
            <text:p>0.76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antali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Default" office:value-type="float" office:value="180.94788">
            <text:p>180.95</text:p>
          </table:table-cell>
          <table:table-cell office:value-type="float" office:value="16.6">
            <text:p>16.6</text:p>
          </table:table-cell>
          <table:table-cell table:style-name="ce9" office:value-type="float" office:value="2.2">
            <text:p>2.20</text:p>
          </table:table-cell>
          <table:table-cell office:value-type="float" office:value="1.7">
            <text:p>1.7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">
            <text:p>0.300</text:p>
          </table:table-cell>
          <table:table-cell table:style-name="ce18" office:value-type="float" office:value="0.65">
            <text:p>0.65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Wolfram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style-name="Default" office:value-type="float" office:value="183.84">
            <text:p>183.84</text:p>
          </table:table-cell>
          <table:table-cell table:style-name="ce4" office:value-type="string">
            <text:p>NA</text:p>
          </table:table-cell>
          <table:table-cell table:style-name="ce9" office:value-type="float" office:value="2.1">
            <text:p>2.10</text:p>
          </table:table-cell>
          <table:table-cell office:value-type="float" office:value="1.62">
            <text:p>1.6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3">
            <text:p>0.130</text:p>
          </table:table-cell>
          <table:table-cell table:style-name="ce18" office:value-type="float" office:value="0.58">
            <text:p>0.580</text:p>
          </table:table-cell>
          <table:table-cell table:style-name="ce18" office:value-type="float" office:value="0.84">
            <text:p>0.8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186.207">
            <text:p>186.21</text:p>
          </table:table-cell>
          <table:table-cell office:value-type="float" office:value="20.53">
            <text:p>20.53</text:p>
          </table:table-cell>
          <table:table-cell table:style-name="ce9" office:value-type="float" office:value="2.05">
            <text:p>2.05</text:p>
          </table:table-cell>
          <table:table-cell office:value-type="float" office:value="1.51">
            <text:p>1.51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5">
            <text:p>0.150</text:p>
          </table:table-cell>
          <table:table-cell table:style-name="ce18" office:value-type="float" office:value="0.49">
            <text:p>0.490</text:p>
          </table:table-cell>
          <table:table-cell table:style-name="ce18" office:value-type="float" office:value="0.67">
            <text:p>0.6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Default" office:value-type="float" office:value="190.23">
            <text:p>190.23</text:p>
          </table:table-cell>
          <table:table-cell office:value-type="float" office:value="22.5">
            <text:p>22.5</text:p>
          </table:table-cell>
          <table:table-cell table:style-name="ce9" office:value-type="float" office:value="2">
            <text:p>2.00</text:p>
          </table:table-cell>
          <table:table-cell office:value-type="float" office:value="1.44">
            <text:p>1.4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5">
            <text:p>0.150</text:p>
          </table:table-cell>
          <table:table-cell table:style-name="ce18" office:value-type="float" office:value="0.4">
            <text:p>0.400</text:p>
          </table:table-cell>
          <table:table-cell table:style-name="ce18" office:value-type="float" office:value="0.59">
            <text:p>0.5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Default" office:value-type="float" office:value="192.217">
            <text:p>192.22</text:p>
          </table:table-cell>
          <table:table-cell office:value-type="float" office:value="22.42">
            <text:p>22.42</text:p>
          </table:table-cell>
          <table:table-cell table:style-name="ce9" office:value-type="float" office:value="2">
            <text:p>2.00</text:p>
          </table:table-cell>
          <table:table-cell office:value-type="float" office:value="1.41">
            <text:p>1.41</text:p>
          </table:table-cell>
          <table:table-cell table:style-name="ce16" office:value-type="string">
            <text:p>False</text:p>
          </table:table-cell>
          <table:table-cell table:style-name="ce18" office:value-type="float" office:value="0.09">
            <text:p>0.090</text:p>
          </table:table-cell>
          <table:table-cell table:style-name="ce18" office:value-type="float" office:value="0.33">
            <text:p>0.330</text:p>
          </table:table-cell>
          <table:table-cell table:style-name="ce18" office:value-type="float" office:value="0.53">
            <text:p>0.5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Default" office:value-type="float" office:value="195.084">
            <text:p>195.08</text:p>
          </table:table-cell>
          <table:table-cell office:value-type="float" office:value="21.27">
            <text:p>21.27</text:p>
          </table:table-cell>
          <table:table-cell table:style-name="ce8" office:value-type="float" office:value="2.05">
            <text:p>2.05</text:p>
          </table:table-cell>
          <table:table-cell office:value-type="float" office:value="1.36">
            <text:p>1.3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96">
            <text:p>0.960</text:p>
          </table:table-cell>
          <table:table-cell table:style-name="ce18" office:value-type="float" office:value="0.93">
            <text:p>0.930</text:p>
          </table:table-cell>
          <table:table-cell table:style-name="ce18" office:value-type="float" office:value="0.82">
            <text:p>0.8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Default" office:value-type="float" office:value="196.966569">
            <text:p>196.97</text:p>
          </table:table-cell>
          <table:table-cell office:value-type="float" office:value="18.88">
            <text:p>18.88</text:p>
          </table:table-cell>
          <table:table-cell table:style-name="ce8" office:value-type="float" office:value="2.1">
            <text:p>2.10</text:p>
          </table:table-cell>
          <table:table-cell office:value-type="float" office:value="1.36">
            <text:p>1.3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">
            <text:p>0.800</text:p>
          </table:table-cell>
          <table:table-cell table:style-name="ce18" office:value-type="float" office:value="0.82">
            <text:p>0.820</text:p>
          </table:table-cell>
          <table:table-cell table:style-name="ce18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Default" office:value-type="float" office:value="200.59">
            <text:p>200.59</text:p>
          </table:table-cell>
          <table:table-cell office:value-type="float" office:value="14.193">
            <text:p>14.19</text:p>
          </table:table-cell>
          <table:table-cell table:style-name="ce8" office:value-type="float" office:value="2.05">
            <text:p>2.05</text:p>
          </table:table-cell>
          <table:table-cell office:value-type="float" office:value="1.32">
            <text:p>1.32</text:p>
          </table:table-cell>
          <table:table-cell table:style-name="ce16" office:value-type="string">
            <text:p>False</text:p>
          </table:table-cell>
          <table:table-cell table:number-columns-repeated="2" table:style-name="ce18" office:value-type="float" office:value="0.71">
            <text:p>0.710</text:p>
          </table:table-cell>
          <table:table-cell table:style-name="ce18" office:value-type="float" office:value="0.76">
            <text:p>0.7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Default" office:value-type="float" office:value="204.3833">
            <text:p>204.38</text:p>
          </table:table-cell>
          <table:table-cell office:value-type="float" office:value="11.86">
            <text:p>11.86</text:p>
          </table:table-cell>
          <table:table-cell table:style-name="ce8" office:value-type="float" office:value="2.2">
            <text:p>2.20</text:p>
          </table:table-cell>
          <table:table-cell office:value-type="float" office:value="1.45">
            <text:p>1.45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5">
            <text:p>0.650</text:p>
          </table:table-cell>
          <table:table-cell table:style-name="ce18" office:value-type="float" office:value="0.33">
            <text:p>0.330</text:p>
          </table:table-cell>
          <table:table-cell table:style-name="ce18" office:value-type="float" office:value="0.3">
            <text:p>0.3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Default" office:value-type="float" office:value="207.2">
            <text:p>207.2</text:p>
          </table:table-cell>
          <table:table-cell office:value-type="float" office:value="11.48">
            <text:p>11.48</text:p>
          </table:table-cell>
          <table:table-cell table:style-name="ce8" office:value-type="float" office:value="2.3">
            <text:p>2.30</text:p>
          </table:table-cell>
          <table:table-cell office:value-type="float" office:value="1.46">
            <text:p>1.4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4">
            <text:p>0.340</text:p>
          </table:table-cell>
          <table:table-cell table:style-name="ce18" office:value-type="float" office:value="0.35">
            <text:p>0.350</text:p>
          </table:table-cell>
          <table:table-cell table:style-name="ce18" office:value-type="float" office:value="0.38">
            <text:p>0.3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Default" office:value-type="float" office:value="208.9804">
            <text:p>208.98</text:p>
          </table:table-cell>
          <table:table-cell office:value-type="float" office:value="9.86">
            <text:p>9.86</text:p>
          </table:table-cell>
          <table:table-cell table:style-name="ce9" office:value-type="float" office:value="2.3">
            <text:p>2.30</text:p>
          </table:table-cell>
          <table:table-cell table:style-name="ce13" office:value-type="float" office:value="1.48">
            <text:p>1.4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2">
            <text:p>0.620</text:p>
          </table:table-cell>
          <table:table-cell table:style-name="ce18" office:value-type="float" office:value="0.31">
            <text:p>0.310</text:p>
          </table:table-cell>
          <table:table-cell table:style-name="ce18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4">
            <text:p>1.4</text:p>
          </table:table-cell>
          <table:table-cell table:style-name="ce17" office:value-type="string">
            <text:p>True</text:p>
          </table:table-cell>
          <table:table-cell table:style-name="ce18" office:value-type="float" office:value="0.67">
            <text:p>0.670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5">
            <text:p>1.5</text:p>
          </table:table-cell>
          <table:table-cell table:style-name="ce17" office:value-type="string">
            <text:p>True</text:p>
          </table:table-cell>
          <table:table-cell table:style-name="ce18" office:value-type="float" office:value="0.46">
            <text:p>0.460</text:p>
          </table:table-cell>
          <table:table-cell table:style-name="ce18" office:value-type="float" office:value="0.31">
            <text:p>0.310</text:p>
          </table:table-cell>
          <table:table-cell table:style-name="ce18" office:value-type="float" office:value="0.27">
            <text:p>0.2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3" office:value-type="float" office:value="1.5">
            <text:p>1.5</text:p>
          </table:table-cell>
          <table:table-cell table:style-name="ce17" office:value-type="string">
            <text:p>True</text:p>
          </table:table-cell>
          <table:table-cell table:style-name="ce18" office:value-type="float" office:value="0.26">
            <text:p>0.260</text:p>
          </table:table-cell>
          <table:table-cell table:style-name="ce18" office:value-type="float" office:value="0.51">
            <text:p>0.510</text:p>
          </table:table-cell>
          <table:table-cell table:style-name="ce18" office:value-type="float" office:value="0.59">
            <text:p>0.5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2.6">
            <text:p>2.6</text:p>
          </table:table-cell>
          <table:table-cell table:style-name="ce17" office:value-type="string">
            <text:p>True</text:p>
          </table:table-cell>
          <table:table-cell table:style-name="ce18" office:value-type="float" office:value="0.26">
            <text:p>0.26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">
            <text:p>0.4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4" office:value-type="string">
            <text:p>NA</text:p>
          </table:table-cell>
          <table:table-cell office:value-type="float" office:value="5">
            <text:p>5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2.21">
            <text:p>2.21</text:p>
          </table:table-cell>
          <table:table-cell table:style-name="ce17" office:value-type="string">
            <text:p>Tru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9">
            <text:p>0.49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2.15">
            <text:p>2.15</text:p>
          </table:table-cell>
          <table:table-cell table:style-name="ce17" office:value-type="string">
            <text:p>True</text:p>
          </table:table-cell>
          <table:table-cell table:style-name="ce18" office:value-type="float" office:value="0.44">
            <text:p>0.440</text:p>
          </table:table-cell>
          <table:table-cell table:style-name="ce18" office:value-type="float" office:value="0.67">
            <text:p>0.670</text:p>
          </table:table-cell>
          <table:table-cell table:style-name="ce18" office:value-type="float" office:value="0.98">
            <text:p>0.9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232.03806">
            <text:p>232.04</text:p>
          </table:table-cell>
          <table:table-cell table:style-name="ce4" office:value-type="string">
            <text:p>NA</text:p>
          </table:table-cell>
          <table:table-cell table:style-name="ce9" office:value-type="float" office:value="2.4">
            <text:p>2.40</text:p>
          </table:table-cell>
          <table:table-cell table:style-name="ce14" office:value-type="float" office:value="2.06">
            <text:p>2.06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73">
            <text:p>0.73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Default" office:value-type="float" office:value="231.03588">
            <text:p>231.04</text:p>
          </table:table-cell>
          <table:table-cell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2">
            <text:p>2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63">
            <text:p>0.63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238.02891">
            <text:p>238.03</text:p>
          </table:table-cell>
          <table:table-cell office:value-type="float" office:value="18.7">
            <text:p>18.7</text:p>
          </table:table-cell>
          <table:table-cell table:style-name="ce8" office:value-type="float" office:value="2.3">
            <text:p>2.30</text:p>
          </table:table-cell>
          <table:table-cell table:style-name="ce14" office:value-type="float" office:value="1.96">
            <text:p>1.96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56">
            <text:p>0.56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9">
            <text:p>1.9</text:p>
          </table:table-cell>
          <table:table-cell table:style-name="ce17" office:value-type="string">
            <text:p>Tru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87">
            <text:p>1.87</text:p>
          </table:table-cell>
          <table:table-cell table:style-name="ce17" office:value-type="string">
            <text:p>Tru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2">
            <text:p>0.42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8">
            <text:p>1.8</text:p>
          </table:table-cell>
          <table:table-cell table:style-name="ce17" office:value-type="string">
            <text:p>True</text:p>
          </table:table-cell>
          <table:table-cell table:style-name="ce18" office:value-type="float" office:value="0.33">
            <text:p>0.330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95">
            <text:p>0.9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69">
            <text:p>1.69</text:p>
          </table:table-cell>
          <table:table-cell table:style-name="ce17" office:value-type="string">
            <text:p>True</text:p>
          </table:table-cell>
          <table:table-cell table:style-name="ce18" office:value-type="float" office:value="0.47">
            <text:p>0.470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54">
            <text:p>0.540</text:p>
          </table:table-cell>
          <table:table-cell table:style-name="ce18" office:value-type="float" office:value="0.31">
            <text:p>0.310</text:p>
          </table:table-cell>
          <table:table-cell table:style-name="ce18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63">
            <text:p>0.630</text:p>
          </table:table-cell>
          <table:table-cell table:style-name="ce18" office:value-type="float" office:value="0.21">
            <text:p>0.210</text:p>
          </table:table-cell>
          <table:table-cell table:style-name="ce18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insteinium</text:p>
          </table:table-cell>
          <table:table-cell office:value-type="string">
            <text:p>Es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">
            <text:p>0.700</text:p>
          </table:table-cell>
          <table:table-cell table:style-name="ce18" office:value-type="float" office:value="0.12">
            <text:p>0.120</text:p>
          </table:table-cell>
          <table:table-cell table:style-name="ce18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">
            <text:p>0.700</text:p>
          </table:table-cell>
          <table:table-cell table:style-name="ce18" office:value-type="float" office:value="0.12">
            <text:p>0.120</text:p>
          </table:table-cell>
          <table:table-cell table:style-name="ce18" office:value-type="float" office:value="0.73">
            <text:p>0.7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ndelevium</text:p>
          </table:table-cell>
          <table:table-cell office:value-type="string">
            <text:p>Mv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">
            <text:p>0.700</text:p>
          </table:table-cell>
          <table:table-cell table:style-name="ce18" office:value-type="float" office:value="0.05">
            <text:p>0.050</text:p>
          </table:table-cell>
          <table:table-cell table:style-name="ce18" office:value-type="float" office:value="0.65">
            <text:p>0.6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4">
            <text:p>0.740</text:p>
          </table:table-cell>
          <table:table-cell table:style-name="ce18" office:value-type="float" office:value="0.05">
            <text:p>0.050</text:p>
          </table:table-cell>
          <table:table-cell table:style-name="ce18" office:value-type="float" office:value="0.53">
            <text:p>0.5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8">
            <text:p>0.78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">
            <text:p>0.4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8">
            <text:p>0.80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35">
            <text:p>0.3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82">
            <text:p>0.82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31">
            <text:p>0.3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85">
            <text:p>0.85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27">
            <text:p>0.2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88">
            <text:p>0.88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22">
            <text:p>0.2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">
            <text:p>0.90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8">
            <text:p>0.1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1">
            <text:p>0.91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5">
            <text:p>0.1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nilium</text:p>
          </table:table-cell>
          <table:table-cell office:value-type="string">
            <text:p>Uu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2">
            <text:p>0.92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4">
            <text:p>0.1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unium</text:p>
          </table:table-cell>
          <table:table-cell office:value-type="string">
            <text:p>Uuu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3">
            <text:p>0.93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3">
            <text:p>0.1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bium</text:p>
          </table:table-cell>
          <table:table-cell office:value-type="string">
            <text:p>Uub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4">
            <text:p>0.94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trium</text:p>
          </table:table-cell>
          <table:table-cell office:value-type="string">
            <text:p>Uut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5">
            <text:p>0.95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1">
            <text:p>0.1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quadium</text:p>
          </table:table-cell>
          <table:table-cell office:value-type="string">
            <text:p>Uuq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6">
            <text:p>0.96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">
            <text:p>0.1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pentium</text:p>
          </table:table-cell>
          <table:table-cell office:value-type="string">
            <text:p>Uup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7">
            <text:p>0.97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09">
            <text:p>0.0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hexium</text:p>
          </table:table-cell>
          <table:table-cell office:value-type="string">
            <text:p>Uuh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8">
            <text:p>0.98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08">
            <text:p>0.0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septium</text:p>
          </table:table-cell>
          <table:table-cell office:value-type="string">
            <text:p>Uus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9">
            <text:p>0.99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07">
            <text:p>0.0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octium</text:p>
          </table:table-cell>
          <table:table-cell office:value-type="string">
            <text:p>Uuo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number-columns-repeated="8"/>
          <table:table-cell table:style-name="ce3"/>
          <table:table-cell/>
          <table:table-cell table:style-name="Default" table:number-columns-repeated="3"/>
          <table:table-cell table:number-columns-repeated="243"/>
        </table:table-row>
        <table:table-row table:style-name="ro2" table:number-rows-repeated="2">
          <table:table-cell table:number-columns-repeated="8"/>
          <table:table-cell table:style-name="ce3"/>
          <table:table-cell table:number-columns-repeated="247"/>
        </table:table-row>
        <table:table-row table:style-name="ro2" table:number-rows-repeated="3187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nl" fo:country="BE" style:font-name-asian="Bitstream Vera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5117" number:language="en" number:country="US">
      <number:number number:decimal-places="7" number:min-integer-digits="1"/>
    </number:number-style>
    <number:number-style style:name="N5118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5902in" fo:margin-bottom="0.5902in" fo:margin-left="0.5902in" fo:margin-right="0.59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01/26/2009</text:date>, <text:time>10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3-11-28T11:16:45</meta:creation-date>
    <dc:creator>Toon Verstraelen</dc:creator>
    <dc:date>2009-01-26T10:33:25</dc:date>
    <meta:print-date>2004-04-05T16:29:41</meta:print-date>
    <meta:editing-cycles>39</meta:editing-cycles>
    <meta:editing-duration>PT11H22M15S</meta:editing-duration>
    <meta:user-defined meta:name="Info 1"/>
    <meta:user-defined meta:name="Info 2"/>
    <meta:user-defined meta:name="Info 3"/>
    <meta:user-defined meta:name="Info 4"/>
    <meta:document-statistic meta:table-count="1" meta:cell-count="1564"/>
  </office:meta>
</office:document-meta>
</file>